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Consolas" fo:font-size="10.5pt" fo:font-weight="bold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Consolas" fo:font-size="10.5pt" fo:font-weight="normal" fo:background-color="#1f1f1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fo:background-color="#1f1f1f"/>
    </style:style>
    <style:style style:name="P7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6a9955" loext:opacity="100%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6796e6" loext:opacity="100%"/>
    </style:style>
    <style:style style:name="T4" style:family="text">
      <style:text-properties fo:color="#569cd6" loext:opacity="100%" fo:font-weight="bold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b5cea8" loext:opacity="100%" style:font-name="Consolas" fo:font-size="10.5pt" fo:font-weight="normal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dcdcaa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569cd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OpenClaw — Developer &amp; Generation Guide</text:p>
      <text:p text:style-name="P2"><text:span text:style-name="T1">&gt;</text:span> Architecture, design decisions, known issues, and how to extend the bot.</text:p>
      <text:p text:style-name="P3"/>
      <text:p text:style-name="P2">---</text:p>
      <text:p text:style-name="P3"/>
      <text:p text:style-name="P1">## Project Structure</text:p>
      <text:p text:style-name="P3"/>
      <text:p text:style-name="P2">```</text:p>
      <text:p text:style-name="P2">rapid2/</text:p>
      <text:p text:style-name="P4">├── <text:span text:style-name="T2">bot.py               # Exchange, order execution, Telegram, trading loop</text:span></text:p>
      <text:p text:style-name="P4">├── <text:span text:style-name="T2">strategy.py          # All signal/exit logic and config constants</text:span></text:p>
      <text:p text:style-name="P4">├── <text:span text:style-name="T2">openclaw.service     # systemd unit file for EC2 deployment</text:span></text:p>
      <text:p text:style-name="P4">├── <text:span text:style-name="T2">requirements.txt     # Python dependencies</text:span></text:p>
      <text:p text:style-name="P4">├── <text:span text:style-name="T2">.env                 # Credentials (never commit)</text:span></text:p>
      <text:p text:style-name="P4">├── <text:span text:style-name="T2">.gitignore           # Excludes .env, state/, logs/, venv/</text:span></text:p>
      <text:p text:style-name="P4">├── <text:span text:style-name="T2">state/</text:span></text:p>
      <text:p text:style-name="P4">│   └── <text:span text:style-name="T2">bot_state.json   # Persisted positions and daily tracking</text:span></text:p>
      <text:p text:style-name="P4">└── <text:span text:style-name="T2">.venv/               # Python virtual environment (on EC2)</text:span></text:p>
      <text:p text:style-name="P2">```</text:p>
      <text:p text:style-name="P3"/>
      <text:p text:style-name="P2">---</text:p>
      <text:p text:style-name="P3"/>
      <text:p text:style-name="P1">## Architecture</text:p>
      <text:p text:style-name="P3"/>
      <text:p text:style-name="P1">### Separation of concerns</text:p>
      <text:p text:style-name="P2"><text:span text:style-name="T3">-</text:span> <text:span text:style-name="T4">**bot.py**</text:span> — infrastructure: exchange connection, order execution, Telegram commands, trading loop, notifications</text:p>
      <text:p text:style-name="P2"><text:span text:style-name="T3">-</text:span> <text:span text:style-name="T4">**strategy.py**</text:span> — logic only: entry signals, exit conditions, position sizing, all tunable constants</text:p>
      <text:p text:style-name="P3"/>
      <text:p text:style-name="P2">To change strategy behaviour, <text:span text:style-name="T4">**edit strategy.py only**</text:span>. bot.py should not need changes for strategy tuning.</text:p>
      <text:p text:style-name="P3"/>
      <text:p text:style-name="P1">### Event loop model</text:p>
      <text:p text:style-name="P2">Uses <text:span text:style-name="T5">`python-telegram-bot`</text:span> v20+ async framework (<text:span text:style-name="T5">`Application`</text:span>).</text:p>
      <text:p text:style-name="P3"/>
      <text:p text:style-name="P2">| Hook | Purpose |</text:p>
      <text:p text:style-name="P2">|---|---|</text:p>
      <text:p text:style-name="P2">| <text:span text:style-name="T5">`post_init`</text:span> | Runs after event loop starts. Load state, send startup message, start scheduler, launch trading loop. |</text:p>
      <text:p text:style-name="P2">| <text:span text:style-name="T5">`post_shutdown`</text:span> | Runs before event loop closes. Send offline message. |</text:p>
      <text:p text:style-name="P3"/>
      <text:p text:style-name="P2"><text:span text:style-name="T4">**Critical pattern**</text:span>: <text:span text:style-name="T5">`AsyncIOScheduler.start()`</text:span> and <text:span text:style-name="T5">`asyncio.create_task()`</text:span> must be called from within a running event loop — both are called inside <text:span text:style-name="T5">`post_init`</text:span>, not in <text:span text:style-name="T5">`main()`</text:span>.</text:p>
      <text:p text:style-name="P3"/>
      <text:p text:style-name="P1">### Trading loop</text:p>
      <text:p text:style-name="P2"><text:soft-page-break/>Runs every 5 minutes via <text:span text:style-name="T5">`asyncio.sleep(300)`</text:span>. Cycle order:</text:p>
      <text:p text:style-name="P2"><text:span text:style-name="T3">1.</text:span> Check exits on all open positions (always runs, even when paused)</text:p>
      <text:p text:style-name="P2"><text:span text:style-name="T3">2.</text:span> Check T1 rebalance trigger (always runs)</text:p>
      <text:p text:style-name="P2"><text:span text:style-name="T3">3.</text:span> Get portfolio value / daily loss circuit breaker</text:p>
      <text:p text:style-name="P2"><text:span text:style-name="T3">4.</text:span> BTC crash guard check</text:p>
      <text:p text:style-name="P2"><text:span text:style-name="T3">5.</text:span> T1 entry scan</text:p>
      <text:p text:style-name="P2"><text:span text:style-name="T3">6.</text:span> T2 entry scan</text:p>
      <text:p text:style-name="P2"><text:span text:style-name="T3">7.</text:span> T3 entry scan (gated by BTC crash guard)</text:p>
      <text:p text:style-name="P3"/>
      <text:p text:style-name="P2">---</text:p>
      <text:p text:style-name="P3"/>
      <text:p text:style-name="P1">## State Persistence</text:p>
      <text:p text:style-name="P3"/>
      <text:p text:style-name="P2">State is saved to <text:span text:style-name="T5">`state/bot_state.json`</text:span> after every meaningful change (buy, sell, pause, resume, rebalance, morning summary reset).</text:p>
      <text:p text:style-name="P3"/>
      <text:p text:style-name="P2">```json</text:p>
      <text:p text:style-name="P5">{</text:p>
      <text:p text:style-name="P4"><text:span text:style-name="T6">  </text:span><text:span text:style-name="T7">"open_positions"</text:span><text:span text:style-name="T8">: {</text:span></text:p>
      <text:p text:style-name="P4"><text:span text:style-name="T6">    </text:span><text:span text:style-name="T7">"BTC/USD"</text:span><text:span text:style-name="T8">: {</text:span></text:p>
      <text:p text:style-name="P4"><text:span text:style-name="T6">      </text:span><text:span text:style-name="T7">"entry"</text:span><text:span text:style-name="T8">: </text:span><text:span text:style-name="T9">95000.00</text:span><text:span text:style-name="T8">,</text:span></text:p>
      <text:p text:style-name="P4"><text:span text:style-name="T6">      </text:span><text:span text:style-name="T7">"qty"</text:span><text:span text:style-name="T8">: </text:span><text:span text:style-name="T9">0.000162</text:span><text:span text:style-name="T8">,</text:span></text:p>
      <text:p text:style-name="P4"><text:span text:style-name="T6">      </text:span><text:span text:style-name="T7">"tier"</text:span><text:span text:style-name="T8">: </text:span><text:span text:style-name="T10">"tier1"</text:span><text:span text:style-name="T8">,</text:span></text:p>
      <text:p text:style-name="P4"><text:span text:style-name="T6">      </text:span><text:span text:style-name="T7">"symbol"</text:span><text:span text:style-name="T8">: </text:span><text:span text:style-name="T10">"BTC/USD"</text:span><text:span text:style-name="T8">,</text:span></text:p>
      <text:p text:style-name="P4"><text:span text:style-name="T6">      </text:span><text:span text:style-name="T7">"opened"</text:span><text:span text:style-name="T8">: </text:span><text:span text:style-name="T10">"2026-02-22T00:00:00+00:00"</text:span><text:span text:style-name="T8">,</text:span></text:p>
      <text:p text:style-name="P4"><text:span text:style-name="T6">      </text:span><text:span text:style-name="T7">"sl"</text:span><text:span text:style-name="T8">: </text:span><text:span text:style-name="T9">80750.00</text:span><text:span text:style-name="T8">,</text:span></text:p>
      <text:p text:style-name="P4"><text:span text:style-name="T6">      </text:span><text:span text:style-name="T7">"highest_price"</text:span><text:span text:style-name="T8">: </text:span><text:span text:style-name="T9">95000.00</text:span></text:p>
      <text:p text:style-name="P6">    <text:span text:style-name="T2">}</text:span></text:p>
      <text:p text:style-name="P6">  <text:span text:style-name="T2">},</text:span></text:p>
      <text:p text:style-name="P4"><text:span text:style-name="T6">  </text:span><text:span text:style-name="T7">"paused_entries"</text:span><text:span text:style-name="T8">: </text:span><text:span text:style-name="T11">false</text:span><text:span text:style-name="T8">,</text:span></text:p>
      <text:p text:style-name="P4"><text:span text:style-name="T6">  </text:span><text:span text:style-name="T7">"daily_pnl"</text:span><text:span text:style-name="T8">: </text:span><text:span text:style-name="T9">0.0</text:span><text:span text:style-name="T8">,</text:span></text:p>
      <text:p text:style-name="P4"><text:span text:style-name="T6">  </text:span><text:span text:style-name="T7">"daily_start_value"</text:span><text:span text:style-name="T8">: </text:span><text:span text:style-name="T9">103.25</text:span></text:p>
      <text:p text:style-name="P5">}</text:p>
      <text:p text:style-name="P2">```</text:p>
      <text:p text:style-name="P3"/>
      <text:p text:style-name="P2">To manually seed a pre-existing position (e.g. BEAM held before bot started):</text:p>
      <text:p text:style-name="P2">```bash</text:p>
      <text:p text:style-name="P2"><text:span text:style-name="T12">nano</text:span><text:span text:style-name="T6"> </text:span><text:span text:style-name="T5">/home/ubuntu/rapid2/state/bot_state.json</text:span></text:p>
      <text:p text:style-name="P2">```</text:p>
      <text:p text:style-name="P2">Add to <text:span text:style-name="T5">`open_positions`</text:span> with correct <text:span text:style-name="T5">`entry`</text:span>, <text:span text:style-name="T5">`qty`</text:span>, <text:span text:style-name="T5">`tier`</text:span>, <text:span text:style-name="T5">`sl`</text:span>, <text:span text:style-name="T5">`highest_price`</text:span>.</text:p>
      <text:p text:style-name="P3"/>
      <text:p text:style-name="P2">T3 position shape: <text:span text:style-name="T5">`{ entry, qty, tier, symbol, opened, sl, highest_price }`</text:span></text:p>
      <text:p text:style-name="P2">T2 adds: <text:span text:style-name="T5">`tp`</text:span>, <text:span text:style-name="T5">`breakeven_set`</text:span></text:p>
      <text:p text:style-name="P2">T1 adds: <text:span text:style-name="T5">`highest_price`</text:span> (no <text:span text:style-name="T5">`tp`</text:span>, uses trailing stop instead)</text:p>
      <text:p text:style-name="P3"/>
      <text:p text:style-name="P2">---</text:p>
      <text:p text:style-name="P3"/>
      <text:p text:style-name="P1"><text:soft-page-break/>## Strategy Parameters (strategy.py)</text:p>
      <text:p text:style-name="P3"/>
      <text:p text:style-name="P2">All tunable constants live in the <text:span text:style-name="T5">`CONFIG`</text:span> section at the top of strategy.py.</text:p>
      <text:p text:style-name="P3"/>
      <text:p text:style-name="P1">### Portfolio targets</text:p>
      <text:p text:style-name="P2">```python</text:p>
      <text:p text:style-name="P2"><text:span text:style-name="T6">PORTFOLIO_TARGETS = {</text:span><text:span text:style-name="T5">"tier1"</text:span><text:span text:style-name="T6">: </text:span><text:span text:style-name="T13">0.30</text:span><text:span text:style-name="T6">, </text:span><text:span text:style-name="T5">"tier2"</text:span><text:span text:style-name="T6">: </text:span><text:span text:style-name="T13">0.35</text:span><text:span text:style-name="T6">, </text:span><text:span text:style-name="T5">"tier3"</text:span><text:span text:style-name="T6">: </text:span><text:span text:style-name="T13">0.35</text:span><text:span text:style-name="T6">}</text:span></text:p>
      <text:p text:style-name="P2">```</text:p>
      <text:p text:style-name="P3"/>
      <text:p text:style-name="P1">### Tier 1 (BTC/ETH)</text:p>
      <text:p text:style-name="P2">```python</text:p>
      <text:p text:style-name="P2"><text:span text:style-name="T6">T1_MA_PERIOD      = </text:span><text:span text:style-name="T13">200</text:span><text:span text:style-name="T6">    </text:span><text:span text:style-name="T1"># Daily 200MA — institutional bull/bear line</text:span></text:p>
      <text:p text:style-name="P2"><text:span text:style-name="T6">T1_HARD_STOP      = </text:span><text:span text:style-name="T13">0.15</text:span><text:span text:style-name="T6">   </text:span><text:span text:style-name="T1"># 15% hard stop below entry (daily close only)</text:span></text:p>
      <text:p text:style-name="P2"><text:span text:style-name="T6">T1_TRAIL_ACTIVATE = </text:span><text:span text:style-name="T13">0.10</text:span><text:span text:style-name="T6">   </text:span><text:span text:style-name="T1"># Trailing stop activates after +10%</text:span></text:p>
      <text:p text:style-name="P2"><text:span text:style-name="T6">T1_TRAIL_PCT      = </text:span><text:span text:style-name="T13">0.08</text:span><text:span text:style-name="T6">   </text:span><text:span text:style-name="T1"># Trail 8% below highest daily close</text:span></text:p>
      <text:p text:style-name="P2"><text:span text:style-name="T6">T1_REBAL_HIGH     = </text:span><text:span text:style-name="T13">0.40</text:span><text:span text:style-name="T6">   </text:span><text:span text:style-name="T1"># Trim T1 back to 30% if it grows to 40%+</text:span></text:p>
      <text:p text:style-name="P2"><text:span text:style-name="T6">T1_REBAL_LOW      = </text:span><text:span text:style-name="T13">0.20</text:span><text:span text:style-name="T6">   </text:span><text:span text:style-name="T1"># Don't auto-buy more T1 if allocation is below 20%</text:span></text:p>
      <text:p text:style-name="P2">```</text:p>
      <text:p text:style-name="P3"/>
      <text:p text:style-name="P1">### Tier 2 (Mid-cap $2–$10)</text:p>
      <text:p text:style-name="P2">```python</text:p>
      <text:p text:style-name="P2"><text:span text:style-name="T6">T2_MA_PERIOD      = </text:span><text:span text:style-name="T13">50</text:span><text:span text:style-name="T6">     </text:span><text:span text:style-name="T1"># 4H 50MA trend filter</text:span></text:p>
      <text:p text:style-name="P2"><text:span text:style-name="T6">T2_VOL_MULTIPLIER = </text:span><text:span text:style-name="T13">2.0</text:span><text:span text:style-name="T6">    </text:span><text:span text:style-name="T1"># Volume must be 2x rolling average</text:span></text:p>
      <text:p text:style-name="P2"><text:span text:style-name="T6">T2_CHASE_THRESHOLD= </text:span><text:span text:style-name="T13">0.05</text:span><text:span text:style-name="T6">   </text:span><text:span text:style-name="T1"># Skip if price already moved 5%+ since signal</text:span></text:p>
      <text:p text:style-name="P2"><text:span text:style-name="T6">T2_TAKE_PROFIT    = </text:span><text:span text:style-name="T13">0.15</text:span><text:span text:style-name="T6">   </text:span><text:span text:style-name="T1"># 15% take profit</text:span></text:p>
      <text:p text:style-name="P2"><text:span text:style-name="T6">T2_STOP_LOSS      = </text:span><text:span text:style-name="T13">0.07</text:span><text:span text:style-name="T6">   </text:span><text:span text:style-name="T1"># 7% stop loss</text:span></text:p>
      <text:p text:style-name="P2"><text:span text:style-name="T6">T2_BREAKEVEN_AT   = </text:span><text:span text:style-name="T13">0.10</text:span><text:span text:style-name="T6">   </text:span><text:span text:style-name="T1"># Move SL to entry once +10% is reached</text:span></text:p>
      <text:p text:style-name="P2"><text:span text:style-name="T6">T2_MAX_POSITIONS  = </text:span><text:span text:style-name="T13">3</text:span><text:span text:style-name="T6">      </text:span><text:span text:style-name="T1"># Max simultaneous T2 positions</text:span></text:p>
      <text:p text:style-name="P2"><text:span text:style-name="T6">T2_POSITION_PCT   </text:span><text:span text:style-name="T1"># Not used in bot.py — allocation = T2 budget / T2_MAX_POSITIONS</text:span></text:p>
      <text:p text:style-name="P2">```</text:p>
      <text:p text:style-name="P3"/>
      <text:p text:style-name="P1">### Tier 3 (Micro-cap &lt;$0.50)</text:p>
      <text:p text:style-name="P2">```python</text:p>
      <text:p text:style-name="P2"><text:span text:style-name="T6">T3_TRAIL_INITIAL  = </text:span><text:span text:style-name="T13">0.25</text:span><text:span text:style-name="T6">   </text:span><text:span text:style-name="T1"># 25% trailing stop below highest price</text:span></text:p>
      <text:p text:style-name="P2"><text:span text:style-name="T6">T3_TRAIL_TIGHTEN  = </text:span><text:span text:style-name="T13">0.15</text:span><text:span text:style-name="T6">   </text:span><text:span text:style-name="T1"># Tighten to 15% once position has doubled</text:span></text:p>
      <text:p text:style-name="P2"><text:span text:style-name="T6">T3_MAX_POSITIONS  = </text:span><text:span text:style-name="T13">10</text:span><text:span text:style-name="T6">     </text:span><text:span text:style-name="T1"># Max simultaneous T3 positions</text:span></text:p>
      <text:p text:style-name="P2"><text:span text:style-name="T6">T3_POSITION_PCT   = </text:span><text:span text:style-name="T13">0.035</text:span><text:span text:style-name="T6">  </text:span><text:span text:style-name="T1"># 3.5% of total portfolio per position</text:span></text:p>
      <text:p text:style-name="P2">```</text:p>
      <text:p text:style-name="P3"/>
      <text:p text:style-name="P1">### Circuit breakers</text:p>
      <text:p text:style-name="P2">```python</text:p>
      <text:p text:style-name="P2"><text:span text:style-name="T6">BTC_CRASH_THRESHOLD = </text:span><text:span text:style-name="T13">0.10</text:span><text:span text:style-name="T6">  </text:span><text:span text:style-name="T1"># BTC down 10%+ in 24h → suspend T3 entries</text:span></text:p>
      <text:p text:style-name="P2"><text:span text:style-name="T6">DAILY_LOSS_LIMIT    = </text:span><text:span text:style-name="T13">0.10</text:span><text:span text:style-name="T6">  </text:span><text:span text:style-name="T1"># Portfolio down 10%+ in one day → pause all entries</text:span></text:p>
      <text:p text:style-name="P2">```</text:p>
      <text:p text:style-name="P3"/>
      <text:p text:style-name="P2">---</text:p>
      <text:p text:style-name="P3"/>
      <text:p text:style-name="P1"><text:soft-page-break/>## Watchlists</text:p>
      <text:p text:style-name="P3"/>
      <text:p text:style-name="P1">### Tier 2 (edit strategy.py)</text:p>
      <text:p text:style-name="P2">```python</text:p>
      <text:p text:style-name="P5">TIER2_COINS = [</text:p>
      <text:p text:style-name="P4"><text:span text:style-name="T6">    </text:span><text:span text:style-name="T10">"LINK/USD"</text:span><text:span text:style-name="T8">, </text:span><text:span text:style-name="T10">"ATOM/USD"</text:span><text:span text:style-name="T8">, </text:span><text:span text:style-name="T10">"XTZ/USD"</text:span><text:span text:style-name="T8">, </text:span><text:span text:style-name="T10">"ALGO/USD"</text:span><text:span text:style-name="T8">,</text:span></text:p>
      <text:p text:style-name="P4"><text:span text:style-name="T6">    </text:span><text:span text:style-name="T10">"FLOW/USD"</text:span><text:span text:style-name="T8">, </text:span><text:span text:style-name="T10">"CHZ/USD"</text:span><text:span text:style-name="T8">, </text:span><text:span text:style-name="T10">"MANA/USD"</text:span><text:span text:style-name="T8">, </text:span><text:span text:style-name="T10">"SAND/USD"</text:span><text:span text:style-name="T8">,</text:span></text:p>
      <text:p text:style-name="P5">]</text:p>
      <text:p text:style-name="P2">```</text:p>
      <text:p text:style-name="P2">Add/remove symbols here. Must be valid Kraken trading pairs.</text:p>
      <text:p text:style-name="P3"/>
      <text:p text:style-name="P1">### Tier 3</text:p>
      <text:p text:style-name="P2">Auto-populated from CoinGecko trending API hourly. Falls back to:</text:p>
      <text:p text:style-name="P2">```python</text:p>
      <text:p text:style-name="P2"><text:span text:style-name="T6">TIER3_FALLBACK = [</text:span><text:span text:style-name="T5">"SHIB/USD"</text:span><text:span text:style-name="T6">, </text:span><text:span text:style-name="T5">"PEPE/USD"</text:span><text:span text:style-name="T6">, </text:span><text:span text:style-name="T5">"FLOKI/USD"</text:span><text:span text:style-name="T6">, </text:span><text:span text:style-name="T5">"DOGE/USD"</text:span><text:span text:style-name="T6">, </text:span><text:span text:style-name="T5">"HOT/USD"</text:span><text:span text:style-name="T6">]</text:span></text:p>
      <text:p text:style-name="P2">```</text:p>
      <text:p text:style-name="P3"/>
      <text:p text:style-name="P2">---</text:p>
      <text:p text:style-name="P3"/>
      <text:p text:style-name="P1">## Bugs Fixed During Development</text:p>
      <text:p text:style-name="P3"/>
      <text:p text:style-name="P2">| Bug | Root cause | Fix applied |</text:p>
      <text:p text:style-name="P2">|---|---|---|</text:p>
      <text:p text:style-name="P2">| <text:span text:style-name="T5">`KRAKEN_SECRET`</text:span> env var mismatch | <text:span text:style-name="T5">`os.getenv("KRAKEN_SECRET")`</text:span> but <text:span text:style-name="T5">`.env`</text:span> had <text:span text:style-name="T5">`KRAKEN_API_SECRET`</text:span> | Changed to <text:span text:style-name="T5">`os.getenv("KRAKEN_API_SECRET")`</text:span> |</text:p>
      <text:p text:style-name="P2">| <text:span text:style-name="T5">`RuntimeError: no running event loop`</text:span> on <text:span text:style-name="T5">`create_task`</text:span> | Called before <text:span text:style-name="T5">`run_polling`</text:span> started the loop | Moved to <text:span text:style-name="T5">`post_init`</text:span> callback |</text:p>
      <text:p text:style-name="P2">| <text:span text:style-name="T5">`RuntimeError: no running event loop`</text:span> on <text:span text:style-name="T5">`scheduler.start()`</text:span> | <text:span text:style-name="T5">`AsyncIOScheduler.start()`</text:span> called in <text:span text:style-name="T5">`main()`</text:span> before event loop | Created scheduler before <text:span text:style-name="T5">`post_init`</text:span>, call <text:span text:style-name="T5">`scheduler.start()`</text:span> inside <text:span text:style-name="T5">`post_init`</text:span> |</text:p>
      <text:p text:style-name="P2">| T2 allocation under-deployed | <text:span text:style-name="T5">`T2_POSITION_PCT = 0.15`</text:span> meant only 45% of T2 budget deployed | Changed to <text:span text:style-name="T5">`t2_budget / T2_MAX_POSITIONS`</text:span> |</text:p>
      <text:p text:style-name="P2">| Division by zero on daily loss | <text:span text:style-name="T5">`portfolio_val / daily_start_value`</text:span> crashes if value is 0 on startup | Added <text:span text:style-name="T5">`and portfolio_val &gt; 0`</text:span> guard on setter, wrapped divison in <text:span text:style-name="T5">`if daily_start_value:`</text:span> |</text:p>
      <text:p text:style-name="P2">| <text:span text:style-name="T5">`ticker['percentage']`</text:span> None crash | Kraken returns null for some tickers | Default to 0.0 |</text:p>
      <text:p text:style-name="P3"/>
      <text:p text:style-name="P2">---</text:p>
      <text:p text:style-name="P3"/>
      <text:p text:style-name="P1">## Known Limitations</text:p>
      <text:p text:style-name="P3"/>
      <text:p text:style-name="P2">| Limitation | Impact |</text:p>
      <text:p text:style-name="P2">|---|---|</text:p>
      <text:p text:style-name="P2">| Bot only tracks positions it opened | Pre-existing crypto on Kraken is invisible to the bot |</text:p>
      <text:p text:style-name="P2"><text:soft-page-break/>| USDT ≠ USD | Bot reads <text:span text:style-name="T5">`USD`</text:span> balance key. USDT must be converted to fiat USD first. |</text:p>
      <text:p text:style-name="P2">| T3 minimum order ~$3.61 at $103 portfolio | Below Kraken's ~$5 minimum. Orders rejected gracefully. Resolves as portfolio grows. |</text:p>
      <text:p text:style-name="P2">| <text:span text:style-name="T5">`btc_crash_active`</text:span> not persisted to state file | Fires duplicate crash guard alert on restart if BTC still down. Harmless. |</text:p>
      <text:p text:style-name="P2">| T1 exit checks daily OHLCV every 5 minutes | Redundant API calls. No functional impact. |</text:p>
      <text:p text:style-name="P3"/>
      <text:p text:style-name="P2">---</text:p>
      <text:p text:style-name="P3"/>
      <text:p text:style-name="P1">## EC2 Deployment Reference</text:p>
      <text:p text:style-name="P3"/>
      <text:p text:style-name="P1">### Server</text:p>
      <text:p text:style-name="P2"><text:span text:style-name="T3">-</text:span> Provider: AWS EC2</text:p>
      <text:p text:style-name="P2"><text:span text:style-name="T3">-</text:span> Instance: t2.micro (free tier)</text:p>
      <text:p text:style-name="P2"><text:span text:style-name="T3">-</text:span> OS: Ubuntu</text:p>
      <text:p text:style-name="P2"><text:span text:style-name="T3">-</text:span> Region: us-east-2 (Ohio)</text:p>
      <text:p text:style-name="P2"><text:span text:style-name="T3">-</text:span> Public IP: <text:span text:style-name="T5">`3.131.96.193`</text:span> (must be Elastic IP to stay static)</text:p>
      <text:p text:style-name="P2"><text:span text:style-name="T3">-</text:span> User: <text:span text:style-name="T5">`ubuntu`</text:span></text:p>
      <text:p text:style-name="P2"><text:span text:style-name="T3">-</text:span> Project path: <text:span text:style-name="T5">`/home/ubuntu/rapid2/`</text:span></text:p>
      <text:p text:style-name="P2"><text:span text:style-name="T3">-</text:span> Service: systemd (<text:span text:style-name="T5">`openclaw.service`</text:span>)</text:p>
      <text:p text:style-name="P2"><text:span text:style-name="T3">-</text:span> Python: 3.12, venv at <text:span text:style-name="T5">`/home/ubuntu/rapid2/.venv/`</text:span></text:p>
      <text:p text:style-name="P3"/>
      <text:p text:style-name="P1">### SSH access</text:p>
      <text:p text:style-name="P2">```bash</text:p>
      <text:p text:style-name="P2"><text:span text:style-name="T12">ssh</text:span><text:span text:style-name="T6"> </text:span><text:span text:style-name="T14">-i</text:span><text:span text:style-name="T6"> </text:span><text:span text:style-name="T5">"C:\Users\benja\OneDrive\Documents\KeePass\AWS\rapid2-key.pem"</text:span><text:span text:style-name="T6"> </text:span><text:span text:style-name="T5">ubuntu@3.131.96.193</text:span></text:p>
      <text:p text:style-name="P2">```</text:p>
      <text:p text:style-name="P3"/>
      <text:p text:style-name="P1">### Kraken API key requirements</text:p>
      <text:p text:style-name="P2"><text:span text:style-name="T3">-</text:span> Permissions: <text:span text:style-name="T5">`Query Funds`</text:span>, <text:span text:style-name="T5">`Query Open Orders &amp; Trades`</text:span>, <text:span text:style-name="T5">`Create &amp; Modify Orders`</text:span>, <text:span text:style-name="T5">`Cancel &amp; Close Orders`</text:span></text:p>
      <text:p text:style-name="P2"><text:span text:style-name="T3">-</text:span> IP whitelist: <text:span text:style-name="T5">`3.131.96.193/32`</text:span></text:p>
      <text:p text:style-name="P2"><text:span text:style-name="T3">-</text:span> <text:span text:style-name="T4">**Do not enable**</text:span>: Withdraw, Deposit, Earn</text:p>
      <text:p text:style-name="P3"/>
      <text:p text:style-name="P1">### First-time EC2 setup</text:p>
      <text:p text:style-name="P2">```bash</text:p>
      <text:p text:style-name="P2"><text:span text:style-name="T12">sudo</text:span><text:span text:style-name="T6"> </text:span><text:span text:style-name="T5">apt</text:span><text:span text:style-name="T6"> </text:span><text:span text:style-name="T5">install</text:span><text:span text:style-name="T6"> </text:span><text:span text:style-name="T5">python3.12-venv</text:span><text:span text:style-name="T6"> </text:span><text:span text:style-name="T14">-y</text:span></text:p>
      <text:p text:style-name="P2"><text:span text:style-name="T12">cd</text:span><text:span text:style-name="T6"> </text:span><text:span text:style-name="T5">/home/ubuntu/rapid2</text:span></text:p>
      <text:p text:style-name="P2"><text:span text:style-name="T12">python3</text:span><text:span text:style-name="T6"> </text:span><text:span text:style-name="T14">-m</text:span><text:span text:style-name="T6"> </text:span><text:span text:style-name="T5">venv</text:span><text:span text:style-name="T6"> </text:span><text:span text:style-name="T5">.venv</text:span></text:p>
      <text:p text:style-name="P2"><text:span text:style-name="T12">source</text:span><text:span text:style-name="T6"> </text:span><text:span text:style-name="T5">.venv/bin/activate</text:span></text:p>
      <text:p text:style-name="P2"><text:span text:style-name="T12">pip</text:span><text:span text:style-name="T6"> </text:span><text:span text:style-name="T5">install</text:span><text:span text:style-name="T6"> </text:span><text:span text:style-name="T14">-r</text:span><text:span text:style-name="T6"> </text:span><text:span text:style-name="T5">requirements.txt</text:span></text:p>
      <text:p text:style-name="P2"><text:span text:style-name="T12">mkdir</text:span><text:span text:style-name="T6"> </text:span><text:span text:style-name="T14">-p</text:span><text:span text:style-name="T6"> </text:span><text:span text:style-name="T5">state</text:span></text:p>
      <text:p text:style-name="P2"><text:span text:style-name="T12">nano</text:span><text:span text:style-name="T6"> </text:span><text:span text:style-name="T5">.env</text:span><text:span text:style-name="T6">          </text:span><text:span text:style-name="T1"># paste credentials</text:span></text:p>
      <text:p text:style-name="P2"><text:span text:style-name="T12">chmod</text:span><text:span text:style-name="T6"> </text:span><text:span text:style-name="T13">600</text:span><text:span text:style-name="T6"> </text:span><text:span text:style-name="T5">.env</text:span></text:p>
      <text:p text:style-name="P2"><text:span text:style-name="T12">sudo</text:span><text:span text:style-name="T6"> </text:span><text:span text:style-name="T5">cp</text:span><text:span text:style-name="T6"> </text:span><text:span text:style-name="T5">openclaw.service</text:span><text:span text:style-name="T6"> </text:span><text:span text:style-name="T5">/etc/systemd/system/</text:span></text:p>
      <text:p text:style-name="P2"><text:soft-page-break/><text:span text:style-name="T12">sudo</text:span><text:span text:style-name="T6"> </text:span><text:span text:style-name="T5">systemctl</text:span><text:span text:style-name="T6"> </text:span><text:span text:style-name="T5">daemon-reload</text:span></text:p>
      <text:p text:style-name="P2"><text:span text:style-name="T12">sudo</text:span><text:span text:style-name="T6"> </text:span><text:span text:style-name="T5">systemctl</text:span><text:span text:style-name="T6"> </text:span><text:span text:style-name="T5">enable</text:span><text:span text:style-name="T6"> </text:span><text:span text:style-name="T5">openclaw</text:span></text:p>
      <text:p text:style-name="P2"><text:span text:style-name="T12">sudo</text:span><text:span text:style-name="T6"> </text:span><text:span text:style-name="T5">systemctl</text:span><text:span text:style-name="T6"> </text:span><text:span text:style-name="T5">start</text:span><text:span text:style-name="T6"> </text:span><text:span text:style-name="T5">openclaw</text:span></text:p>
      <text:p text:style-name="P2"><text:span text:style-name="T12">sudo</text:span><text:span text:style-name="T6"> </text:span><text:span text:style-name="T5">systemctl</text:span><text:span text:style-name="T6"> </text:span><text:span text:style-name="T5">status</text:span><text:span text:style-name="T6"> </text:span><text:span text:style-name="T5">openclaw</text:span></text:p>
      <text:p text:style-name="P2">```</text:p>
      <text:p text:style-name="P3"/>
      <text:p text:style-name="P2">---</text:p>
      <text:p text:style-name="P3"/>
      <text:p text:style-name="P1">## Dependencies</text:p>
      <text:p text:style-name="P3"/>
      <text:p text:style-name="P2">| Package | Purpose |</text:p>
      <text:p text:style-name="P2">|---|---|</text:p>
      <text:p text:style-name="P2">| <text:span text:style-name="T5">`ccxt`</text:span> | Kraken exchange connectivity |</text:p>
      <text:p text:style-name="P2">| <text:span text:style-name="T5">`pandas`</text:span> | OHLCV dataframe handling |</text:p>
      <text:p text:style-name="P2">| <text:span text:style-name="T5">`pandas-ta`</text:span> | SMA, MACD technical indicators |</text:p>
      <text:p text:style-name="P2">| <text:span text:style-name="T5">`requests`</text:span> | CoinGecko API calls |</text:p>
      <text:p text:style-name="P2">| <text:span text:style-name="T5">`python-dotenv`</text:span> | Load credentials from <text:span text:style-name="T5">`.env`</text:span> |</text:p>
      <text:p text:style-name="P2">| <text:span text:style-name="T5">`python-telegram-bot`</text:span> | Telegram async bot framework (v20+) |</text:p>
      <text:p text:style-name="P2">| <text:span text:style-name="T5">`apscheduler`</text:span> | Cron-style morning summary scheduler |</text:p>
      <text:p text:style-name="P3"/>
      <text:p text:style-name="P2">---</text:p>
      <text:p text:style-name="P3"/>
      <text:p text:style-name="P1">## Extending the Bot</text:p>
      <text:p text:style-name="P3"/>
      <text:p text:style-name="P1">### Add a new Telegram command</text:p>
      <text:p text:style-name="P2"><text:span text:style-name="T3">1.</text:span> Define <text:span text:style-name="T5">`async def cmd_mycommand(update, context)`</text:span> with <text:span text:style-name="T5">`if not auth(update): return`</text:span> guard</text:p>
      <text:p text:style-name="P2"><text:span text:style-name="T3">2.</text:span> Register: <text:span text:style-name="T5">`app.add_handler(CommandHandler("mycommand", cmd_mycommand))`</text:span></text:p>
      <text:p text:style-name="P2"><text:span text:style-name="T3">3.</text:span> Add to <text:span text:style-name="T5">`/help`</text:span> text</text:p>
      <text:p text:style-name="P3"/>
      <text:p text:style-name="P1">### Add a new Tier 2 coin</text:p>
      <text:p text:style-name="P2">Add the Kraken symbol to <text:span text:style-name="T5">`TIER2_COINS`</text:span> in strategy.py. Must be in <text:span text:style-name="T5">`$2–$10`</text:span> range for the signal filter to work.</text:p>
      <text:p text:style-name="P3"/>
      <text:p text:style-name="P1">### Add a new notification</text:p>
      <text:p text:style-name="P2">Use <text:span text:style-name="T5">`await app.bot.send_message(ALLOWED_CHAT_ID, "message", parse_mode="Markdown")`</text:span> anywhere inside an <text:span text:style-name="T5">`async`</text:span> function that has access to <text:span text:style-name="T5">`app`</text:span>.</text:p>
      <text:p text:style-name="P3"/>
      <text:p text:style-name="P1">### Change scan interval</text:p>
      <text:p text:style-name="P2">Change <text:span text:style-name="T5">`await asyncio.sleep(300)`</text:span> at the bottom of <text:span text:style-name="T5">`trading_loop`</text:span> in bot.py. 300 = 5 minutes.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1T19:57:16.350295600</meta:creation-date>
    <dc:date>2026-02-21T19:57:53.679543000</dc:date>
    <meta:editing-duration>PT37S</meta:editing-duration>
    <meta:editing-cycles>1</meta:editing-cycles>
    <meta:document-statistic meta:table-count="0" meta:image-count="0" meta:object-count="0" meta:page-count="6" meta:paragraph-count="199" meta:word-count="1257" meta:character-count="8467" meta:non-whitespace-character-count="7168"/>
    <meta:generator>LibreOffice/26.2.0.3$Windows_X86_64 LibreOffice_project/620$Build-3</meta:generator>
  </office:meta>
</office:document-meta>
</file>